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26_09-28-54_000.jpg</text:p>
          </table:table-cell>
          <table:table-cell table:style-name="ce19" office:value-type="string">
            <text:p>:PHOTO 記録 / 文書 / content=本を買う；頼まれごと</text:p>
          </table:table-cell>
          <table:table-cell table:style-name="ce4"/>
          <table:table-cell table:style-name="ce4"/>
          <table:table-cell table:style-name="ce4" office:value-type="string">
            <text:p>N-35-35-28.463745 E-139-34-49.599609</text:p>
          </table:table-cell>
          <table:table-cell table:style-name="ce35" table:formula="of:=IF([.E2]=&quot;&quot;;[.C2];CONCATENATE([.C2];&quot; / &quot;;[.E2]))" office:value-type="string" office:string-value=":PHOTO 記録 / 文書 / content=本を買う；頼まれごと">
            <text:p>:PHOTO 記録 / 文書 / content=本を買う；頼まれごと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26_12-01-41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5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6_12-31-52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56005 E-139-34-49.215087</text:p>
          </table:table-cell>
          <table:table-cell table:style-name="ce35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26_15-06-47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19"/>
          <table:table-cell table:style-name="ce4"/>
          <table:table-cell table:style-name="ce4" office:value-type="string">
            <text:p>N-35-35-28.807067 E-139-34-49.215087</text:p>
          </table:table-cell>
          <table:table-cell table:style-name="ce35" table:formula="of:=IF([.E5]=&quot;&quot;;[.C5];CONCATENATE([.C5];&quot; / &quot;;[.E5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6_15-30-35_000.jpg</text:p>
          </table:table-cell>
          <table:table-cell table:style-name="ce17" office:value-type="string">
            <text:p>:m RES 1-2*3 / free# JVEMV6 68#_28(T-16) / 68. theoretical-physics(tp) / A.1. mathematics / T-16.様相論理 / topics=~,w:直感主義論理；命題論理；,other=~,s=~,i=~</text:p>
          </table:table-cell>
          <table:table-cell table:style-name="ce19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5" table:formula="of:=IF([.E6]=&quot;&quot;;[.C6];CONCATENATE([.C6];&quot; / &quot;;[.E6]))" office:value-type="string" office:string-value=":m RES 1-2*3 / free# JVEMV6 68#_28(T-16) / 68. theoretical-physics(tp) / A.1. mathematics / T-16.様相論理 / topics=~,w:直感主義論理；命題論理；,other=~,s=~,i=~">
            <text:p>:m RES 1-2*3 / free# JVEMV6 68#_28(T-16) / 68. theoretical-physics(tp) / A.1. mathematics / T-16.様相論理 / topics=~,w:直感主義論理；命題論理；,other=~,s=~,i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6_15-30-58_000.jpg</text:p>
          </table:table-cell>
          <table:table-cell table:style-name="ce17" office:value-type="string">
            <text:p>:m RES 3*3 / free# JVEMV6 68#_28(T-16) / 68. theoretical-physics(tp) / A.1. mathematics / T-16.様相論理 / topics=~,w:統語的帰結；健全性,other=~,s=~,i=~</text:p>
          </table:table-cell>
          <table:table-cell table:style-name="ce17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5" table:formula="of:=IF([.E7]=&quot;&quot;;[.C7];CONCATENATE([.C7];&quot; / &quot;;[.E7]))" office:value-type="string" office:string-value=":m RES 3*3 / free# JVEMV6 68#_28(T-16) / 68. theoretical-physics(tp) / A.1. mathematics / T-16.様相論理 / topics=~,w:統語的帰結；健全性,other=~,s=~,i=~">
            <text:p>:m RES 3*3 / free# JVEMV6 68#_28(T-16) / 68. theoretical-physics(tp) / A.1. mathematics / T-16.様相論理 / topics=~,w:統語的帰結；健全性,other=~,s=~,i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1-26_20-40-11_000.jpg</text:p>
          </table:table-cell>
          <table:table-cell table:style-name="ce19" office:value-type="string">
            <text:p>:PHOTO 記録 / 経過記録；作ったもの / food=焼酎漬け / material=生姜：濁り、あり：２パック；liquor=麦焼酎：600ml,time=210124-1624,container=big-tall-jar-at-kitchen / type=~</text:p>
          </table:table-cell>
          <table:table-cell table:style-name="ce20"/>
          <table:table-cell table:style-name="ce4"/>
          <table:table-cell table:style-name="ce4" office:value-type="string">
            <text:p>N-35-35-28.752136 E-139-34-49.379882</text:p>
          </table:table-cell>
          <table:table-cell table:style-name="ce35" table:formula="of:=IF([.E8]=&quot;&quot;;[.C8];CONCATENATE([.C8];&quot; / &quot;;[.E8]))" office:value-type="string" office:string-value=":PHOTO 記録 / 経過記録；作ったもの / food=焼酎漬け / material=生姜：濁り、あり：２パック；liquor=麦焼酎：600ml,time=210124-1624,container=big-tall-jar-at-kitchen / type=~">
            <text:p>:PHOTO 記録 / 経過記録；作ったもの / food=焼酎漬け / material=生姜：濁り、あり：２パック；liquor=麦焼酎：600ml,time=210124-1624,container=big-tall-jar-at-kitchen / typ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26_20-46-35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26_23-00-15_000.jpg</text:p>
          </table:table-cell>
          <table:table-cell table:style-name="ce19" office:value-type="string">
            <text:p>:m 記録 / 身体 / ケガ / loc=左手：第３と第４指の間,cause=瓶を洗っていた：瓶の口に当該部分が触れていた,loc-incident=~,id=2021-01-23_23-34-41_000.jpg,phase=風呂のあと；テープの前,apparatus=~,injury=擦り傷</text:p>
          </table:table-cell>
          <table:table-cell table:style-name="ce19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5" table:formula="of:=IF([.E10]=&quot;&quot;;[.C10];CONCATENATE([.C10];&quot; / &quot;;[.E10]))" office:value-type="string" office:string-value=":m 記録 / 身体 / ケガ / loc=左手：第３と第４指の間,cause=瓶を洗っていた：瓶の口に当該部分が触れていた,loc-incident=~,id=2021-01-23_23-34-41_000.jpg,phase=風呂のあと；テープの前,apparatus=~,injury=擦り傷">
            <text:p>:m 記録 / 身体 / ケガ / loc=左手：第３と第４指の間,cause=瓶を洗っていた：瓶の口に当該部分が触れていた,loc-incident=~,id=2021-01-23_23-34-41_000.jpg,phase=風呂のあと；テープの前,apparatus=~,injury=擦り傷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26_23-00-37_000.jpg</text:p>
          </table:table-cell>
          <table:table-cell table:style-name="ce19" office:value-type="string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5" table:formula="of:=IF([.E11]=&quot;&quot;;[.C11];CONCATENATE([.C11];&quot; / &quot;;[.E11]))" office:value-type="string" office:string-value=":m 記録 / 身体 / ケガ / loc=左手：親指：右下隅：爪の角,cause=不明,loc-incident=~,id=2021-01-23_23-44-57_000.jpg,phase=風呂から出たところ；テープを貼る前,apparatus=~,injury=ひび割れ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26_23-00-56_000.jpg</text:p>
          </table:table-cell>
          <table:table-cell table:style-name="ce20" office:value-type="string">
            <text:p>:m 記録 / 身体 / ケガ / loc=右手：親指：左上隅：爪の角,cause=不明,loc-incident=~,id=2021-01-22_11-44-17_000.jpg,phase=テープを貼る前,apparatus=~,injury=ひび割れ</text:p>
          </table:table-cell>
          <table:table-cell table:style-name="ce20"/>
          <table:table-cell table:style-name="ce4"/>
          <table:table-cell table:style-name="ce4" office:value-type="string">
            <text:p>N-35-35-28.656005 E-139-34-49.160156</text:p>
          </table:table-cell>
          <table:table-cell table:style-name="ce35" table:formula="of:=IF([.E12]=&quot;&quot;;[.C12];CONCATENATE([.C12];&quot; / &quot;;[.E12]))" office:value-type="string" office:string-value=":m 記録 / 身体 / ケガ / loc=右手：親指：左上隅：爪の角,cause=不明,loc-incident=~,id=2021-01-22_11-44-17_000.jpg,phase=テープを貼る前,apparatus=~,injury=ひび割れ">
            <text:p>:m 記録 / 身体 / ケガ / loc=右手：親指：左上隅：爪の角,cause=不明,loc-incident=~,id=2021-01-22_11-44-17_000.jpg,phase=テープを貼る前,apparatus=~,injury=ひび割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2021-01-26_23-01-16_000.jpg</text:p>
          </table:table-cell>
          <table:table-cell table:style-name="ce20" office:value-type="string">
            <text:p>:m 記録 / 身体 / ケガ / loc=右踵：縁,cause=不明,loc-incident=~,id=2021-01-20_23-46-11_000.jpg,phase=風呂のあと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546142 E-139-34-49.379882</text:p>
          </table:table-cell>
          <table:table-cell table:style-name="ce35" table:formula="of:=IF([.E13]=&quot;&quot;;[.C13];CONCATENATE([.C13];&quot; / &quot;;[.E13]))" office:value-type="string" office:string-value=":m 記録 / 身体 / ケガ / loc=右踵：縁,cause=不明,loc-incident=~,id=2021-01-20_23-46-11_000.jpg,phase=風呂のあと,apparatus=~,injury=ひび割れ">
            <text:p>:m 記録 / 身体 / ケガ / loc=右踵：縁,cause=不明,loc-incident=~,id=2021-01-20_23-46-11_000.jpg,phase=風呂のあと,apparatus=~,injury=ひび割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2021-01-26_23-34-12_000.jpg</text:p>
          </table:table-cell>
          <table:table-cell table:style-name="ce17" office:value-type="string">
            <text:p>:PHOTO 記録 / @自室 / 電池交換 / object=トイレ用：照明</text:p>
          </table:table-cell>
          <table:table-cell table:style-name="ce20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5" table:formula="of:=IF([.E14]=&quot;&quot;;[.C14];CONCATENATE([.C14];&quot; / &quot;;[.E14]))" office:value-type="string" office:string-value=":PHOTO 記録 / @自室 / 電池交換 / object=トイレ用：照明">
            <text:p>:PHOTO 記録 / @自室 / 電池交換 / object=トイレ用：照明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27_01-43-45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27_07-34-55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710937 E-139-34-49.160156</text:p>
          </table:table-cell>
          <table:table-cell table:style-name="ce35" table:formula="of:=IF([.E16]=&quot;&quot;;[.C16];CONCATENATE([.C16];&quot; / &quot;;[.E1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27_08-05-23_000.jpg</text:p>
          </table:table-cell>
          <table:table-cell table:style-name="ce19" office:value-type="string">
            <text:p>:m :篠笛,shinobue 1*1 / session-memo / s.1:genr=piece-for-cwiczenia,for=~,score+,memo~,key=~</text:p>
          </table:table-cell>
          <table:table-cell table:style-name="ce17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5" table:formula="of:=IF([.E17]=&quot;&quot;;[.C17];CONCATENATE([.C17];&quot; / &quot;;[.E17]))" office:value-type="string" office:string-value=":m :篠笛,shinobue 1*1 / session-memo / s.1:genr=piece-for-cwiczenia,for=~,score+,memo~,key=~">
            <text:p>:m :篠笛,shinobue 1*1 / session-memo / s.1:genr=piece-for-cwiczenia,for=~,score+,memo~,key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27_08-05-36_000.jpg</text:p>
          </table:table-cell>
          <table:table-cell table:style-name="ce20" office:value-type="string">
            <text:p>:m :th / about=『妙好人伝』の中の、「前世の因」 ||| :m :? / about=「前世の因」：いつ、どこから、入ってきたのか？</text:p>
          </table:table-cell>
          <table:table-cell table:style-name="ce20"/>
          <table:table-cell table:style-name="ce4"/>
          <table:table-cell table:style-name="ce4" office:value-type="string">
            <text:p>N-35-35-28.683471 E-139-34-49.105224</text:p>
          </table:table-cell>
          <table:table-cell table:style-name="ce35" table:formula="of:=IF([.E18]=&quot;&quot;;[.C18];CONCATENATE([.C18];&quot; / &quot;;[.E18]))" office:value-type="string" office:string-value=":m :th / about=『妙好人伝』の中の、「前世の因」 ||| :m :? / about=「前世の因」：いつ、どこから、入ってきたのか？">
            <text:p>:m :th / about=『妙好人伝』の中の、「前世の因」 ||| :m :? / about=「前世の因」：いつ、どこから、入ってきたのか？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6_12-58-55_000.mid</text:p>
          </table:table-cell>
          <table:table-cell table:style-name="ce8" office:value-type="string">
            <text:p>:in-mid / app=perfect-piano / 演奏、play / id-2021-0126-1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in-mid / app=perfect-piano / 演奏、play / id-2021-0126-1 / category=melody,inst=~,for=~,genre=~">
            <text:p>:in-mid / app=perfect-piano / 演奏、play / id-2021-0126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7">2021/01/27</text:date>, <text:time>10:49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27T10:49:19.98</dc:date>
    <dc:creator>iwabuchi ken</dc:creator>
    <meta:editing-duration>P30DT18H33M13S</meta:editing-duration>
    <meta:editing-cycles>11449</meta:editing-cycles>
    <meta:document-statistic meta:table-count="1" meta:cell-count="473" meta:object-count="0"/>
  </office:meta>
</office:document-meta>
</file>